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2.976cm" svg:height="18.548cm" svg:x="23.015cm" svg:y="0.349cm">
            <draw:object draw:notify-on-update-of-ranges="Tabelle1.A2:Tabelle1.A8 Tabelle1.G2:Tabelle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p (pF)</text:p>
          </table:table-cell>
          <table:table-cell office:value-type="string" calcext:value-type="string">
            <text:p>Vout+</text:p>
          </table:table-cell>
          <table:table-cell office:value-type="string" calcext:value-type="string">
            <text:p>Vout-</text:p>
          </table:table-cell>
          <table:table-cell/>
          <table:table-cell office:value-type="string" calcext:value-type="string">
            <text:p>Vdiff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Inve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8955" calcext:value-type="float">
            <text:p>0,638955</text:p>
          </table:table-cell>
          <table:table-cell office:value-type="float" office:value="0.366193" calcext:value-type="float">
            <text:p>0,366193</text:p>
          </table:table-cell>
          <table:table-cell/>
          <table:table-cell table:formula="of:=[.B2]-[.C2]" office:value-type="float" office:value="0.272762" calcext:value-type="float">
            <text:p>0,272762</text:p>
          </table:table-cell>
          <table:table-cell table:formula="of:=[.E2]*10" office:value-type="float" office:value="2.72762" calcext:value-type="float">
            <text:p>2,72762</text:p>
          </table:table-cell>
          <table:table-cell table:formula="of:=2.5/[.F2]" office:value-type="float" office:value="0.916549959305182" calcext:value-type="float">
            <text:p>0,916549959305182</text:p>
          </table:table-cell>
          <table:table-cell/>
          <table:table-cell table:formula="of:=[.A2]*[.E2]" office:value-type="float" office:value="2.72762" calcext:value-type="float">
            <text:p>2,72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1109" calcext:value-type="float">
            <text:p>0,581109</text:p>
          </table:table-cell>
          <table:table-cell office:value-type="float" office:value="0.420653" calcext:value-type="float">
            <text:p>0,420653</text:p>
          </table:table-cell>
          <table:table-cell/>
          <table:table-cell table:formula="of:=[.B3]-[.C3]" office:value-type="float" office:value="0.160456" calcext:value-type="float">
            <text:p>0,160456</text:p>
          </table:table-cell>
          <table:table-cell table:formula="of:=[.E3]*10" office:value-type="float" office:value="1.60456" calcext:value-type="float">
            <text:p>1,60456</text:p>
          </table:table-cell>
          <table:table-cell table:formula="of:=2.5/[.F3]" office:value-type="float" office:value="1.55805953033854" calcext:value-type="float">
            <text:p>1,55805953033854</text:p>
          </table:table-cell>
          <table:table-cell/>
          <table:table-cell table:formula="of:=[.A3]*[.E3]" office:value-type="float" office:value="3.20912" calcext:value-type="float">
            <text:p>3,209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3689" calcext:value-type="float">
            <text:p>0,543689</text:p>
          </table:table-cell>
          <table:table-cell office:value-type="float" office:value="0.457273" calcext:value-type="float">
            <text:p>0,457273</text:p>
          </table:table-cell>
          <table:table-cell/>
          <table:table-cell table:formula="of:=[.B4]-[.C4]" office:value-type="float" office:value="0.086416" calcext:value-type="float">
            <text:p>0,086416</text:p>
          </table:table-cell>
          <table:table-cell table:formula="of:=[.E4]*10" office:value-type="float" office:value="0.86416" calcext:value-type="float">
            <text:p>0,86416</text:p>
          </table:table-cell>
          <table:table-cell table:formula="of:=2.5/[.F4]" office:value-type="float" office:value="2.89298278096649" calcext:value-type="float">
            <text:p>2,89298278096649</text:p>
          </table:table-cell>
          <table:table-cell/>
          <table:table-cell table:formula="of:=[.A4]*[.E4]" office:value-type="float" office:value="3.45664" calcext:value-type="float">
            <text:p>3,45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2823" calcext:value-type="float">
            <text:p>0,522823</text:p>
          </table:table-cell>
          <table:table-cell office:value-type="float" office:value="0.477943" calcext:value-type="float">
            <text:p>0,477943</text:p>
          </table:table-cell>
          <table:table-cell/>
          <table:table-cell table:formula="of:=[.B5]-[.C5]" office:value-type="float" office:value="0.04488" calcext:value-type="float">
            <text:p>0,04488</text:p>
          </table:table-cell>
          <table:table-cell table:formula="of:=[.E5]*10" office:value-type="float" office:value="0.4488" calcext:value-type="float">
            <text:p>0,4488</text:p>
          </table:table-cell>
          <table:table-cell table:formula="of:=2.5/[.F5]" office:value-type="float" office:value="5.57040998217469" calcext:value-type="float">
            <text:p>5,57040998217469</text:p>
          </table:table-cell>
          <table:table-cell/>
          <table:table-cell table:formula="of:=[.A5]*[.E5]" office:value-type="float" office:value="3.5904" calcext:value-type="float">
            <text:p>3,59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11771" calcext:value-type="float">
            <text:p>0,511771</text:p>
          </table:table-cell>
          <table:table-cell office:value-type="float" office:value="0.488958" calcext:value-type="float">
            <text:p>0,488958</text:p>
          </table:table-cell>
          <table:table-cell/>
          <table:table-cell table:formula="of:=[.B6]-[.C6]" office:value-type="float" office:value="0.022813" calcext:value-type="float">
            <text:p>0,022813</text:p>
          </table:table-cell>
          <table:table-cell table:formula="of:=[.E6]*10" office:value-type="float" office:value="0.22813" calcext:value-type="float">
            <text:p>0,22813</text:p>
          </table:table-cell>
          <table:table-cell table:formula="of:=2.5/[.F6]" office:value-type="float" office:value="10.9586639196949" calcext:value-type="float">
            <text:p>10,9586639196949</text:p>
          </table:table-cell>
          <table:table-cell/>
          <table:table-cell table:formula="of:=[.A6]*[.E6]" office:value-type="float" office:value="3.65008" calcext:value-type="float">
            <text:p>3,650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06169" calcext:value-type="float">
            <text:p>0,506169</text:p>
          </table:table-cell>
          <table:table-cell office:value-type="float" office:value="0.494581" calcext:value-type="float">
            <text:p>0,494581</text:p>
          </table:table-cell>
          <table:table-cell/>
          <table:table-cell table:formula="of:=[.B7]-[.C7]" office:value-type="float" office:value="0.011588" calcext:value-type="float">
            <text:p>0,011588</text:p>
          </table:table-cell>
          <table:table-cell table:formula="of:=[.E7]*10" office:value-type="float" office:value="0.11588" calcext:value-type="float">
            <text:p>0,11588</text:p>
          </table:table-cell>
          <table:table-cell table:formula="of:=2.5/[.F7]" office:value-type="float" office:value="21.5740421125302" calcext:value-type="float">
            <text:p>21,5740421125302</text:p>
          </table:table-cell>
          <table:table-cell/>
          <table:table-cell table:formula="of:=[.A7]*[.E7]" office:value-type="float" office:value="3.70816" calcext:value-type="float">
            <text:p>3,708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03363" calcext:value-type="float">
            <text:p>0,503363</text:p>
          </table:table-cell>
          <table:table-cell office:value-type="float" office:value="0.497465" calcext:value-type="float">
            <text:p>0,497465</text:p>
          </table:table-cell>
          <table:table-cell/>
          <table:table-cell table:formula="of:=[.B8]-[.C8]" office:value-type="float" office:value="0.00589800000000001" calcext:value-type="float">
            <text:p>0,005898</text:p>
          </table:table-cell>
          <table:table-cell table:formula="of:=[.E8]*10" office:value-type="float" office:value="0.0589800000000001" calcext:value-type="float">
            <text:p>0,05898</text:p>
          </table:table-cell>
          <table:table-cell table:formula="of:=2.5/[.F8]" office:value-type="float" office:value="42.3872499152254" calcext:value-type="float">
            <text:p>42,3872499152254</text:p>
          </table:table-cell>
          <table:table-cell/>
          <table:table-cell table:formula="of:=[.A8]*[.E8]" office:value-type="float" office:value="3.77472000000001" calcext:value-type="float">
            <text:p>3,77472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4T18:11:28.570000000</meta:creation-date>
    <dc:date>2022-08-14T22:30:55.354000000</dc:date>
    <meta:editing-duration>PT3H6M16S</meta:editing-duration>
    <meta:editing-cycles>1</meta:editing-cycles>
    <meta:document-statistic meta:table-count="1" meta:cell-count="55" meta:object-count="1"/>
    <meta:generator>LibreOffice/6.3.5.2$Windows_X86_64 LibreOffice_project/dd0751754f11728f69b42ee2af666700686246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77cm" svg:height="18.549cm" xlink:href=".." xlink:type="simple" chart:class="chart:scatter" chart:style-name="ch1">
        <chart:legend chart:legend-position="end" svg:x="30.284cm" svg:y="8.975cm" style:legend-expansion="high" chart:style-name="ch2"/>
        <chart:plot-area chart:style-name="ch3" table:cell-range-address="Tabelle1.A2:Tabelle1.A8 Tabelle1.G2:Tabelle1.G8" svg:x="0.659cm" svg:y="0.37cm" svg:width="28.966cm" svg:height="17.809cm">
          <chartooo:coordinate-region svg:x="1.28cm" svg:y="0.569cm" svg:width="28.066cm" svg:height="16.9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:Tabelle1.G8" chart:class="chart:scatter">
            <chart:domain table:cell-range-address="Tabelle1.A2:Tabelle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A2:Tabelle1.A8</svg:desc>
                </draw:g>
              </table:table-cell>
              <table:table-cell office:value-type="float" office:value="0.916549959305182">
                <text:p>0.916549959305182</text:p>
                <draw:g>
                  <svg:desc>Tabelle1.G2:Tabelle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55805953033854">
                <text:p>1.5580595303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89298278096649">
                <text:p>2.89298278096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5.57040998217469">
                <text:p>5.57040998217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0.9586639196949">
                <text:p>10.9586639196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21.5740421125302">
                <text:p>21.5740421125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42.3872499152254">
                <text:p>42.3872499152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